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407F00000D3CCDFE5DCB821E2A3B.svm" manifest:media-type=""/>
  <manifest:file-entry manifest:full-path="Pictures/200000090000332A0000263F7437E1491E190F2A.svm" manifest:media-type=""/>
  <manifest:file-entry manifest:full-path="Pictures/2000000900003ED8000032C08114EE4093CD1EC6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8.07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 style:data-style-name="N100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es" fo:country="MX" style:language-complex="ar" style:country-complex="SA"/>
    </style:style>
    <style:style style:name="P3" style:family="paragraph" style:parent-style-name="Standard">
      <style:text-properties fo:language="es" fo:country="MX" officeooo:rsid="003210b8" officeooo:paragraph-rsid="00046a59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style:font-name="Symbol1" style:font-name-asian="Symbol1" style:font-name-complex="Symbol1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8pt" fo:language="es" fo:country="MX" style:font-size-asian="18pt" style:font-size-complex="18pt" style:language-complex="ar" style:country-complex="SA"/>
    </style:style>
    <style:style style:name="P8" style:family="paragraph" style:parent-style-name="Standard">
      <style:text-properties style:font-name="Times New Roman" fo:language="es" fo:country="MX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es" fo:country="MX" style:language-complex="ar" style:country-complex="SA"/>
    </style:style>
    <style:style style:name="P10" style:family="paragraph" style:parent-style-name="Standard">
      <style:text-properties style:font-name="Times New Roman" fo:language="es" fo:country="MX" style:text-underline-style="solid" style:text-underline-width="auto" style:text-underline-color="font-color" style:language-complex="ar" style:country-complex="SA"/>
    </style:style>
    <style:style style:name="P11" style:family="paragraph" style:parent-style-name="Standard">
      <style:text-properties style:font-name="Times New Roman" fo:language="es" fo:country="MX" fo:background-color="transparent" style:language-complex="ar" style:country-complex="SA"/>
    </style:style>
    <style:style style:name="P12" style:family="paragraph" style:parent-style-name="Standard">
      <style:text-properties style:font-name="Times New Roman" fo:language="es" fo:country="MX" fo:background-color="#ffff00" style:language-complex="ar" style:country-complex="SA"/>
    </style:style>
    <style:style style:name="P13" style:family="paragraph" style:parent-style-name="Standard">
      <style:text-properties style:font-name="Times New Roman" fo:font-size="10pt" fo:language="es" fo:country="MX" fo:font-weight="bold" style:font-size-asian="10pt" style:font-weight-asian="bold" style:font-size-complex="10pt" style:language-complex="ar" style:country-complex="SA" style:font-weight-complex="bold"/>
    </style:style>
    <style:style style:name="P14" style:family="paragraph" style:parent-style-name="Standard">
      <style:text-properties style:font-name="Times New Roman" fo:font-size="10pt" fo:language="es" fo:country="MX" fo:font-weight="bold" officeooo:paragraph-rsid="00046a59" style:font-size-asian="10pt" style:font-weight-asian="bold" style:font-size-complex="10pt" style:language-complex="ar" style:country-complex="SA" style:font-weight-complex="bold"/>
    </style:style>
    <style:style style:name="P15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1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1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Header">
      <style:text-properties fo:font-size="12pt" style:font-size-asian="12pt"/>
    </style:style>
    <style:style style:name="P19" style:family="paragraph" style:parent-style-name="Header">
      <style:text-properties fo:language="es" fo:country="ES"/>
    </style:style>
    <style:style style:name="P2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es" fo:country="ES"/>
    </style:style>
    <style:style style:name="P21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22" style:family="paragraph" style:parent-style-name="Footer">
      <style:text-properties style:font-name-asian="Symbol1" style:font-name-complex="Symbol1"/>
    </style:style>
    <style:style style:name="P23" style:family="paragraph" style:parent-style-name="Standard" style:master-page-name="">
      <style:paragraph-properties fo:margin-left="0cm" fo:margin-right="0cm" style:line-height-at-least="0.423cm" fo:orphans="0" fo:widows="0" fo:text-indent="0cm" style:auto-text-indent="false" style:page-number="auto" style:writing-mode="lr-tb">
        <style:tab-stops/>
      </style:paragraph-properties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officeooo:rsid="001fa054" officeooo:paragraph-rsid="00046a59" style:font-size-asian="10pt" style:font-size-complex="10pt" style:language-complex="ar" style:country-complex="SA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officeooo:rsid="001e638c" officeooo:paragraph-rsid="00046a59" style:font-size-asian="10pt" style:font-size-complex="10pt" style:language-complex="ar" style:country-complex="SA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officeooo:rsid="0022bf70" officeooo:paragraph-rsid="00046a59" style:font-size-asian="10pt" style:font-size-complex="10pt" style:language-complex="ar" style:country-complex="SA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officeooo:paragraph-rsid="00046a59" style:font-size-asian="10pt" style:font-size-complex="10pt" style:language-complex="ar" style:country-complex="SA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officeooo:rsid="002b0842" officeooo:paragraph-rsid="00046a59" style:font-size-asian="10pt" style:font-size-complex="10pt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officeooo:rsid="0022bf70" officeooo:paragraph-rsid="00046a59" style:font-size-asian="10pt" style:font-size-complex="10pt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officeooo:rsid="001fa054" officeooo:paragraph-rsid="00046a59" style:font-size-asian="10pt" style:font-size-complex="10pt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officeooo:rsid="001e638c" officeooo:paragraph-rsid="00046a59" style:font-size-asian="10pt" style:font-size-complex="10pt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officeooo:paragraph-rsid="00046a59" style:font-size-asian="10pt" style:font-size-complex="10pt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officeooo:rsid="00072448" officeooo:paragraph-rsid="00072448" style:font-size-asian="10pt" style:font-size-complex="10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0pt" fo:language="es" fo:country="MX" fo:font-weight="bold" officeooo:rsid="001e638c" officeooo:paragraph-rsid="00046a59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fo:font-weight="bold" officeooo:paragraph-rsid="00046a59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fo:font-style="normal" officeooo:paragraph-rsid="00046a59" style:font-size-asian="10pt" style:font-style-asian="normal" style:font-size-complex="10pt" style:language-complex="ar" style:country-complex="SA" style:font-style-complex="normal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fo:font-style="italic" officeooo:rsid="00072448" officeooo:paragraph-rsid="00072448" style:font-size-asian="10pt" style:font-style-asian="italic" style:font-size-complex="10pt" style:language-complex="ar" style:country-complex="SA" style:font-style-complex="italic"/>
    </style:style>
    <style:style style:name="P38" style:family="paragraph" style:parent-style-name="Heading">
      <style:paragraph-properties fo:break-before="page"/>
      <style:text-properties style:font-name="Times New Roman" fo:language="es" fo:country="MX" style:language-complex="ar" style:country-complex="SA"/>
    </style:style>
    <style:style style:name="P39" style:family="paragraph" style:parent-style-name="Heading">
      <style:paragraph-properties fo:text-align="end" style:justify-single-word="false"/>
      <style:text-properties style:font-name="Times New Roman" fo:font-size="18pt" fo:language="es" fo:country="MX" style:font-size-asian="18pt" style:font-size-complex="18pt" style:language-complex="ar" style:country-complex="SA"/>
    </style:style>
    <style:style style:name="P40" style:family="paragraph" style:parent-style-name="Heading">
      <style:paragraph-properties fo:text-align="end" style:justify-single-word="false"/>
      <style:text-properties style:font-name="Times New Roman" fo:font-size="14pt" fo:language="es" fo:country="MX" style:font-size-asian="14pt" style:font-size-complex="14pt" style:language-complex="ar" style:country-complex="SA"/>
    </style:style>
    <style:style style:name="P41" style:family="paragraph" style:parent-style-name="Heading">
      <style:text-properties style:font-name="Times New Roman" fo:language="es" fo:country="MX" style:language-complex="ar" style:country-complex="SA"/>
    </style:style>
    <style:style style:name="P42" style:family="paragraph" style:parent-style-name="Heading">
      <style:text-properties style:font-name="Times New Roman" fo:font-size="12pt" fo:language="es" fo:country="MX" style:font-size-asian="12pt" style:language-asian="en" style:country-asian="US" style:font-size-complex="12pt" style:language-complex="ar" style:country-complex="SA"/>
    </style:style>
    <style:style style:name="P43" style:family="paragraph" style:parent-style-name="Tabletext">
      <style:paragraph-properties fo:text-align="center" style:justify-single-word="false"/>
      <style:text-properties style:font-name="Times New Roman" fo:language="es" fo:country="MX" fo:font-weight="bold" style:font-weight-asian="bold" style:language-complex="ar" style:country-complex="SA"/>
    </style:style>
    <style:style style:name="P44" style:family="paragraph" style:parent-style-name="Tabletext">
      <style:paragraph-properties fo:text-align="center" style:justify-single-word="false"/>
      <style:text-properties style:font-name="Times New Roman" fo:language="es" fo:country="MX" style:language-complex="ar" style:country-complex="SA"/>
    </style:style>
    <style:style style:name="P45" style:family="paragraph" style:parent-style-name="Tabletext">
      <style:paragraph-properties fo:text-align="center" style:justify-single-word="false" style:snap-to-layout-grid="false"/>
      <style:text-properties style:font-name="Times New Roman" fo:language="es" fo:country="MX" style:language-complex="ar" style:country-complex="SA"/>
    </style:style>
    <style:style style:name="P46" style:family="paragraph" style:parent-style-name="Tabletext">
      <style:paragraph-properties fo:text-align="start" style:justify-single-word="false"/>
      <style:text-properties style:font-name="Times New Roman" fo:language="es" fo:country="MX" style:language-complex="ar" style:country-complex="SA"/>
    </style:style>
    <style:style style:name="P47" style:family="paragraph" style:parent-style-name="Tabletext">
      <style:paragraph-properties style:snap-to-layout-grid="false"/>
      <style:text-properties style:font-name="Times New Roman" fo:language="es" fo:country="MX" style:language-complex="ar" style:country-complex="SA"/>
    </style:style>
    <style:style style:name="P48" style:family="paragraph" style:parent-style-name="Tabletext">
      <style:paragraph-properties style:snap-to-layout-grid="false"/>
      <style:text-properties style:font-name="Times New Roman" fo:language="es" fo:country="MX" officeooo:rsid="00046a59" officeooo:paragraph-rsid="00046a59" style:language-complex="ar" style:country-complex="SA"/>
    </style:style>
    <style:style style:name="P49" style:family="paragraph" style:parent-style-name="Tabletext">
      <style:paragraph-properties fo:text-align="center" style:justify-single-word="false" style:snap-to-layout-grid="false"/>
      <style:text-properties style:font-name="Times New Roman" fo:language="es" fo:country="MX" officeooo:rsid="00046a59" officeooo:paragraph-rsid="00046a59" style:language-complex="ar" style:country-complex="SA"/>
    </style:style>
    <style:style style:name="P50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52" style:family="paragraph" style:parent-style-name="Table_20_Contents">
      <style:paragraph-properties fo:text-align="center" style:justify-single-word="false"/>
      <style:text-properties fo:language="es" fo:country="MX" fo:font-weight="bold" officeooo:rsid="0027d296" officeooo:paragraph-rsid="00046a59" style:font-weight-asian="bold" style:font-weight-complex="bold"/>
    </style:style>
    <style:style style:name="P53" style:family="paragraph" style:parent-style-name="Table_20_Contents">
      <style:text-properties fo:language="es" fo:country="MX" officeooo:rsid="003210b8" officeooo:paragraph-rsid="00046a59"/>
    </style:style>
    <style:style style:name="P54" style:family="paragraph" style:parent-style-name="Table_20_Contents">
      <style:text-properties fo:language="es" fo:country="MX" officeooo:rsid="000e4766" officeooo:paragraph-rsid="000e4766"/>
    </style:style>
    <style:style style:name="P55" style:family="paragraph" style:parent-style-name="Tabletext">
      <style:paragraph-properties style:snap-to-layout-grid="false"/>
      <style:text-properties style:font-name="Times New Roman" fo:language="es" fo:country="MX" officeooo:rsid="0011c905" officeooo:paragraph-rsid="0011c905" style:language-complex="ar" style:country-complex="SA"/>
    </style:style>
    <style:style style:name="P56" style:family="paragraph" style:parent-style-name="Tabletext">
      <style:paragraph-properties fo:text-align="center" style:justify-single-word="false" style:snap-to-layout-grid="false"/>
      <style:text-properties style:font-name="Times New Roman" fo:language="es" fo:country="MX" officeooo:rsid="0011c905" officeooo:paragraph-rsid="0011c905" style:language-complex="ar" style:country-complex="SA"/>
    </style:style>
    <style:style style:name="P57" style:family="paragraph" style:parent-style-name="Tabletext">
      <style:paragraph-properties style:snap-to-layout-grid="false"/>
      <style:text-properties style:font-name="Times New Roman" fo:language="es" fo:country="MX" officeooo:paragraph-rsid="0011c905" style:language-complex="ar" style:country-complex="SA"/>
    </style:style>
    <style:style style:name="P58" style:family="paragraph" style:parent-style-name="Heading_20_1">
      <style:text-properties style:font-name="Times New Roman" fo:language="es" fo:country="MX" style:language-complex="ar" style:country-complex="SA"/>
    </style:style>
    <style:style style:name="P59" style:family="paragraph" style:parent-style-name="Heading_20_1">
      <style:text-properties style:font-name="Times New Roman" fo:font-size="10pt" fo:language="es" fo:country="MX" fo:font-weight="normal" style:font-size-asian="10pt" style:font-weight-asian="normal" style:font-size-complex="10pt" style:language-complex="ar" style:country-complex="SA" style:font-weight-complex="normal"/>
    </style:style>
    <style:style style:name="P60" style:family="paragraph" style:parent-style-name="Heading_20_2">
      <style:text-properties style:font-name="Times New Roman" fo:language="es" fo:country="MX" style:language-complex="ar" style:country-complex="SA"/>
    </style:style>
    <style:style style:name="P61" style:family="paragraph" style:parent-style-name="Heading_20_2">
      <style:text-properties style:font-name="Times New Roman" fo:language="es" fo:country="MX" fo:background-color="transparent" style:language-complex="ar" style:country-complex="SA"/>
    </style:style>
    <style:style style:name="P62" style:family="paragraph" style:parent-style-name="Heading" style:master-page-name="Standard">
      <style:paragraph-properties fo:text-align="end" style:justify-single-word="false" style:page-number="auto"/>
      <style:text-properties style:font-name="Times New Roman" fo:font-size="18pt" fo:language="es" fo:country="MX" style:font-size-asian="18pt" style:font-size-complex="18pt" style:language-complex="ar" style:country-complex="SA"/>
    </style:style>
    <style:style style:name="P63" style:family="paragraph" style:parent-style-name="Heading" style:master-page-name="Convert_20_1">
      <style:paragraph-properties style:page-number="auto"/>
      <style:text-properties style:font-name="Times New Roman" fo:language="es" fo:country="MX" style:language-complex="ar" style:country-complex="SA"/>
    </style:style>
    <style:style style:name="P64" style:family="paragraph" style:parent-style-name="Standard" style:list-style-name="L1">
      <style:text-properties style:font-name="Times New Roman" fo:language="es" fo:country="MX" style:language-complex="ar" style:country-complex="SA"/>
    </style:style>
    <style:style style:name="P65" style:family="paragraph" style:parent-style-name="Standard" style:list-style-name="L2">
      <style:text-properties style:font-name="Times New Roman" fo:language="es" fo:country="MX" style:language-complex="ar" style:country-complex="SA"/>
    </style:style>
    <style:style style:name="P66" style:family="paragraph" style:parent-style-name="Standard">
      <style:paragraph-properties fo:text-align="justify" style:justify-single-word="false"/>
      <style:text-properties style:font-name="Times New Roman" fo:language="es" fo:country="MX" officeooo:paragraph-rsid="0013f296" style:language-complex="ar" style:country-complex="SA"/>
    </style:style>
    <style:style style:name="T1" style:family="text">
      <style:text-properties fo:language="es" fo:country="ES" style:font-name-asian="Symbol1" style:font-name-complex="Symbol1"/>
    </style:style>
    <style:style style:name="T2" style:family="text">
      <style:text-properties style:font-name-asian="Symbol1" style:font-name-complex="Symbol1"/>
    </style:style>
    <style:style style:name="T3" style:family="text">
      <style:text-properties style:font-name="Times New Roman" fo:language="es" fo:country="MX" fo:font-weight="normal" style:font-weight-asian="normal" style:language-complex="ar" style:country-complex="SA" style:font-weight-complex="normal"/>
    </style:style>
    <style:style style:name="T4" style:family="text">
      <style:text-properties style:font-name="Times New Roman" fo:language="es" fo:country="MX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5" style:family="text">
      <style:text-properties style:font-name="Times New Roman" fo:language="es" fo:country="MX" style:font-name-asian="Times New Roman" style:font-name-complex="Times New Roman" style:language-complex="ar" style:country-complex="SA"/>
    </style:style>
    <style:style style:name="T6" style:family="text">
      <style:text-properties style:language-complex="ar" style:country-complex="SA"/>
    </style:style>
    <style:style style:name="T7" style:family="text">
      <style:text-properties officeooo:rsid="001fa054" style:language-complex="ar" style:country-complex="SA"/>
    </style:style>
    <style:style style:name="T8" style:family="text">
      <style:text-properties officeooo:rsid="002b1288" style:language-complex="ar" style:country-complex="SA"/>
    </style:style>
    <style:style style:name="T9" style:family="text">
      <style:text-properties officeooo:rsid="0021f6ba" style:language-complex="ar" style:country-complex="SA"/>
    </style:style>
    <style:style style:name="T10" style:family="text">
      <style:text-properties officeooo:rsid="00261086" style:language-complex="ar" style:country-complex="SA"/>
    </style:style>
    <style:style style:name="T11" style:family="text">
      <style:text-properties officeooo:rsid="0022bf70" style:language-complex="ar" style:country-complex="SA"/>
    </style:style>
    <style:style style:name="T12" style:family="text">
      <style:text-properties officeooo:rsid="0026a54e" style:language-complex="ar" style:country-complex="SA"/>
    </style:style>
    <style:style style:name="T13" style:family="text">
      <style:text-properties officeooo:rsid="00246adc" style:language-complex="ar" style:country-complex="SA"/>
    </style:style>
    <style:style style:name="T14" style:family="text">
      <style:text-properties officeooo:rsid="0027395a" style:language-complex="ar" style:country-complex="SA"/>
    </style:style>
    <style:style style:name="T15" style:family="text">
      <style:text-properties officeooo:rsid="00084098" style:language-complex="ar" style:country-complex="SA"/>
    </style:style>
    <style:style style:name="T16" style:family="text">
      <style:text-properties fo:font-style="italic" style:font-style-asian="italic" style:language-complex="ar" style:country-complex="SA" style:font-style-complex="italic"/>
    </style:style>
    <style:style style:name="T17" style:family="text">
      <style:text-properties fo:font-style="italic" officeooo:rsid="00352d5b" style:font-style-asian="italic" style:language-complex="ar" style:country-complex="SA" style:font-style-complex="italic"/>
    </style:style>
    <style:style style:name="T18" style:family="text">
      <style:text-properties fo:font-style="italic" officeooo:rsid="001fa054" style:font-style-asian="italic" style:language-complex="ar" style:country-complex="SA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52d5b" style:font-style-asian="italic" style:font-style-complex="italic"/>
    </style:style>
    <style:style style:name="T21" style:family="text">
      <style:text-properties fo:font-style="italic" style:text-underline-style="none" style:font-style-asian="italic" style:language-complex="ar" style:country-complex="SA" style:font-style-complex="italic"/>
    </style:style>
    <style:style style:name="T22" style:family="text">
      <style:text-properties fo:font-style="normal" style:font-style-asian="normal" style:language-complex="ar" style:country-complex="SA" style:font-style-complex="normal"/>
    </style:style>
    <style:style style:name="T23" style:family="text">
      <style:text-properties fo:font-style="normal" officeooo:rsid="0027395a" style:font-style-asian="normal" style:language-complex="ar" style:country-complex="SA" style:font-style-complex="normal"/>
    </style:style>
    <style:style style:name="T24" style:family="text">
      <style:text-properties fo:font-style="normal" officeooo:rsid="00084098" style:font-style-asian="normal" style:language-complex="ar" style:country-complex="SA" style:font-style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44aa1" style:font-style-asian="normal" style:font-style-complex="normal"/>
    </style:style>
    <style:style style:name="T27" style:family="text">
      <style:text-properties officeooo:rsid="00061211"/>
    </style:style>
    <style:style style:name="T28" style:family="text">
      <style:text-properties officeooo:rsid="00084098"/>
    </style:style>
    <style:style style:name="T29" style:family="text">
      <style:text-properties officeooo:rsid="000e4766"/>
    </style:style>
    <style:style style:name="T30" style:family="text">
      <style:text-properties officeooo:rsid="0013f296"/>
    </style:style>
    <style:style style:name="T31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Sale Master</text:p>
      <text:p text:style-name="P39">Especificación de Realización de Caso de Uso:</text:p>
      <text:p text:style-name="P39">Enviar paquete</text:p>
      <text:p text:style-name="P39"/>
      <text:p text:style-name="P7"/>
      <text:p text:style-name="P40">Versión 2.<text:span text:style-name="T27">1</text:span></text:p>
      <text:p text:style-name="P41"/>
      <text:p text:style-name="P63">Historial de Revisió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3">Fecha</text:p>
          </table:table-cell>
          <table:table-cell table:style-name="Table1.A1" office:value-type="string">
            <text:p text:style-name="P43">Versión</text:p>
          </table:table-cell>
          <table:table-cell table:style-name="Table1.A1" office:value-type="string">
            <text:p text:style-name="P43">Descripción</text:p>
          </table:table-cell>
          <table:table-cell table:style-name="Table1.D1" office:value-type="string">
            <text:p text:style-name="P43">Autor</text:p>
          </table:table-cell>
        </table:table-row>
        <table:table-row table:style-name="Table1.1">
          <table:table-cell table:style-name="Table1.A1" office:value-type="string">
            <text:p text:style-name="P44">16/Mayo/2017</text:p>
          </table:table-cell>
          <table:table-cell table:style-name="Table1.A1" office:value-type="string">
            <text:p text:style-name="P44"><text:s/>1.0</text:p>
          </table:table-cell>
          <table:table-cell table:style-name="Table1.A1" office:value-type="string">
            <text:p text:style-name="P46">Se realiza la introducción y los diagramas</text:p>
          </table:table-cell>
          <table:table-cell table:style-name="Table1.D1" office:value-type="string">
            <text:p text:style-name="P46">Nydia B. Maciel López</text:p>
          </table:table-cell>
        </table:table-row>
        <table:table-row table:style-name="Table1.1">
          <table:table-cell table:style-name="Table1.A1" office:value-type="string">
            <text:p text:style-name="P45">20/Junio/2017</text:p>
          </table:table-cell>
          <table:table-cell table:style-name="Table1.B3" office:value-type="float" office:value="36557">
            <text:p text:style-name="P45">2.0</text:p>
          </table:table-cell>
          <table:table-cell table:style-name="Table1.A1" office:value-type="string">
            <text:p text:style-name="P47">Se realiza la correción de los diagramas y el glosario.</text:p>
          </table:table-cell>
          <table:table-cell table:style-name="Table1.D1" office:value-type="string">
            <text:p text:style-name="P47">Nydia B. Maciel López</text:p>
          </table:table-cell>
        </table:table-row>
        <table:table-row table:style-name="Table1.1">
          <table:table-cell table:style-name="Table1.A1" office:value-type="string">
            <text:p text:style-name="P48">20/Junio/2017</text:p>
          </table:table-cell>
          <table:table-cell table:style-name="Table1.A1" office:value-type="string">
            <text:p text:style-name="P49">2.1</text:p>
          </table:table-cell>
          <table:table-cell table:style-name="Table1.A1" office:value-type="string">
            <text:p text:style-name="P48">Se agrega flujo de eventos y diagramas.</text:p>
          </table:table-cell>
          <table:table-cell table:style-name="Table1.D1" office:value-type="string">
            <text:p text:style-name="P48">Reyes Hernández Nabí y Yanet de los A. Vásquez Cruz.</text:p>
          </table:table-cell>
        </table:table-row>
        <table:table-row table:style-name="Table1.1">
          <table:table-cell table:style-name="Table1.A1" office:value-type="string">
            <text:p text:style-name="P55">20/Junio/2017</text:p>
          </table:table-cell>
          <table:table-cell table:style-name="Table1.A1" office:value-type="string">
            <text:p text:style-name="P56">3.0</text:p>
          </table:table-cell>
          <table:table-cell table:style-name="Table1.A1" office:value-type="string">
            <text:p text:style-name="P47"/>
          </table:table-cell>
          <table:table-cell table:style-name="Table1.D1" office:value-type="string">
            <text:p text:style-name="P57">Nydia B. Maciel López</text:p>
          </table:table-cell>
        </table:table-row>
      </table:table>
      <text:p text:style-name="P8"/>
      <text:p text:style-name="P41">Contenido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0">1. Introducción<text:tab/><text:a xlink:type="simple" xlink:href="#__RefHeading___Toc499977075" text:style-name="Index_20_Link" text:visited-style-name="Index_20_Link">3</text:a></text:p>
          <text:p text:style-name="P51">1.1 Propósito<text:tab/><text:a xlink:type="simple" xlink:href="#__RefHeading__733_890138314" text:style-name="Index_20_Link" text:visited-style-name="Index_20_Link">3</text:a></text:p>
          <text:p text:style-name="P51">1.2 Alcance<text:tab/><text:a xlink:type="simple" xlink:href="#__RefHeading___Toc499977077" text:style-name="Index_20_Link" text:visited-style-name="Index_20_Link">3</text:a></text:p>
          <text:p text:style-name="P51">1.3 Definiciones, Acrónimos y Abreviaciones<text:tab/><text:a xlink:type="simple" xlink:href="#__RefHeading___Toc499977078" text:style-name="Index_20_Link" text:visited-style-name="Index_20_Link">3</text:a></text:p>
          <text:p text:style-name="P51">1.4 Referencias<text:tab/><text:a xlink:type="simple" xlink:href="#__RefHeading___Toc499977079" text:style-name="Index_20_Link" text:visited-style-name="Index_20_Link">3</text:a></text:p>
          <text:p text:style-name="P51">1.5 Vista general<text:tab/><text:a xlink:type="simple" xlink:href="#__RefHeading___Toc499977080" text:style-name="Index_20_Link" text:visited-style-name="Index_20_Link">3</text:a></text:p>
          <text:p text:style-name="P50">2. Flujo de Eventos – Diseño <text:tab/><text:a xlink:type="simple" xlink:href="#__RefHeading___Toc499977081" text:style-name="Index_20_Link" text:visited-style-name="Index_20_Link">4</text:a></text:p>
          <text:p text:style-name="P51">2.1 Diagrama de clases <text:s text:c="2"/><text:tab/><text:a xlink:type="simple" xlink:href="#__RefHeading__735_890138314" text:style-name="Index_20_Link" text:visited-style-name="Index_20_Link">4</text:a></text:p>
          <text:p text:style-name="P51">2.2 Diagrama de secuencia <text:s/><text:tab/><text:a xlink:type="simple" xlink:href="#__RefHeading__737_890138314" text:style-name="Index_20_Link" text:visited-style-name="Index_20_Link">5</text:a></text:p>
          <text:p text:style-name="P51">2.3 Diagrama de colaboración <text:s text:c="2"/><text:tab/><text:a xlink:type="simple" xlink:href="#__RefHeading__739_890138314" text:style-name="Index_20_Link" text:visited-style-name="Index_20_Link">5</text:a></text:p>
          <text:p text:style-name="P50">3. Requerimientos Derivados<text:tab/><text:a xlink:type="simple" xlink:href="#__RefHeading__741_890138314" text:style-name="Index_20_Link" text:visited-style-name="Index_20_Link">5</text:a></text:p>
          <text:p text:style-name="P50"><text:s/>No aplica.<text:tab/><text:a xlink:type="simple" xlink:href="#__RefHeading__743_890138314" text:style-name="Index_20_Link" text:visited-style-name="Index_20_Link">5</text:a></text:p>
        </text:index-body>
      </text:table-of-content>
      <text:p text:style-name="P42"/>
      <text:p text:style-name="P38"><text:s/>Especificación de Realización de Caso de Uso: </text:p>
      <text:p text:style-name="P41">Registrar envío de paquetes</text:p>
      <text:p text:style-name="P8"/>
      <text:h text:style-name="P58" text:outline-level="1"><text:bookmark-start text:name="__RefHeading___Toc499977075"/>Introducción<text:bookmark-end text:name="__RefHeading___Toc499977075"/></text:h>
      <text:h text:style-name="P60" text:outline-level="2"><text:bookmark-start text:name="__RefHeading__733_890138314"/>Propósito<text:bookmark-end text:name="__RefHeading__733_890138314"/></text:h>
      <text:h text:style-name="Heading_20_4" text:outline-level="4" text:is-list-header="true"><text:span text:style-name="T3">El propósito de este caso de uso “Registrar envió de paquetes” tiene como </text:span><text:span text:style-name="Fuente_20_de_20_párrafo_20_predeter."><text:span text:style-name="T4">propósito especificar detalladamente el caso de uso, sus componentes y sus flujos alternos.</text:span></text:span></text:h>
      <text:p text:style-name="Standard"><text:span text:style-name="Fuente_20_de_20_párrafo_20_predeter."><text:span text:style-name="T4"/></text:span></text:p>
      <text:h text:style-name="P60" text:outline-level="2"><text:bookmark-start text:name="__RefHeading___Toc499977077"/>Alcance<text:bookmark-end text:name="__RefHeading___Toc499977077"/></text:h>
      <text:p text:style-name="P8">El sistema creará un registro el cual será almacenado en la base de datos. Este registro estará conformado por los datos de cada paquete, estos datos serán ingresados por el usuario y por el sistema. Estos datos son:</text:p>
      <text:p text:style-name="P8"/>
      <text:list xml:id="list8629136501828563614" text:style-name="L1">
        <text:list-item>
          <text:p text:style-name="P64">Nombre del remitente (Usuario)</text:p>
        </text:list-item>
        <text:list-item>
          <text:p text:style-name="P64">Nombre del destinatario (Usuario)</text:p>
        </text:list-item>
        <text:list-item>
          <text:p text:style-name="P64">Origen (Usuario)</text:p>
        </text:list-item>
        <text:list-item>
          <text:p text:style-name="P64">Destino (Usuario)</text:p>
        </text:list-item>
        <text:list-item>
          <text:p text:style-name="P64">Peso (Usuario)</text:p>
        </text:list-item>
        <text:list-item>
          <text:p text:style-name="P64">Npaquetes (Usuario)</text:p>
        </text:list-item>
        <text:list-item>
          <text:p text:style-name="P64">Descripción (Usuario)</text:p>
        </text:list-item>
        <text:list-item>
          <text:p text:style-name="P64">Unidad (Usuario)</text:p>
        </text:list-item>
        <text:list-item>
          <text:p text:style-name="P64">Importe (Sistema)</text:p>
        </text:list-item>
        <text:list-item>
          <text:p text:style-name="P64"><text:span text:style-name="T30">Chofer</text:span> (Sistema)</text:p>
        </text:list-item>
        <text:list-item>
          <text:p text:style-name="P64"><text:span text:style-name="T30">Código</text:span> (Sistema)</text:p>
          <text:p text:style-name="P64"/>
        </text:list-item>
      </text:list>
      <text:h text:style-name="P60" text:outline-level="2"><text:bookmark-start text:name="__RefHeading___Toc499977078"/>Definiciones, Acrónimos y Abreviaciones<text:bookmark-end text:name="__RefHeading___Toc499977078"/></text:h>
      <text:p text:style-name="P9">Descripción.- Es una breve descripción de los paquetes con el fin de poder hacer aclaraciones o indagaciones futuras.</text:p>
      <text:p text:style-name="P66"><text:span text:style-name="T30">Código</text:span>.- Es un identificador el cual es generado por el sistema y es único para cada envío, está compuesto de letras y números.</text:p>
      <text:p text:style-name="P9"/>
      <text:h text:style-name="P60" text:outline-level="2"><text:bookmark-start text:name="__RefHeading___Toc499977079"/>Referencias<text:bookmark-end text:name="__RefHeading___Toc499977079"/></text:h>
      <text:p text:style-name="P8">Documentos utilizados para la realización de este documento:</text:p>
      <text:p text:style-name="P8"/>
      <text:list xml:id="list7673220014773735620" text:style-name="L2">
        <text:list-item>
          <text:p text:style-name="P65">Caso de uso: enviar paquetes.</text:p>
        </text:list-item>
        <text:list-item>
          <text:p text:style-name="P65">Guiones de prueba: enviar paquetes.</text:p>
        </text:list-item>
        <text:list-item>
          <text:p text:style-name="P65">Casos de prueba: enviar paquetes.</text:p>
          <text:p text:style-name="P65"/>
        </text:list-item>
      </text:list>
      <text:h text:style-name="P60" text:outline-level="2"><text:bookmark-start text:name="__RefHeading___Toc499977080"/>Vista general<text:bookmark-end text:name="__RefHeading___Toc499977080"/></text:h>
      <text:p text:style-name="P23"><text:span text:style-name="Fuente_20_de_20_párrafo_20_predeter."><text:span text:style-name="T5">Se detalla el análisis y diseño que empieza con la especificación del caso de uso “Enviar paquete”, se elaboran los <text:s/>diagramas de clases, diagrama de secuencia y diagrama de colaboración.</text:span></text:span></text:p>
      <text:p text:style-name="P13"/>
      <text:p text:style-name="P13"/>
      <text:h text:style-name="P58" text:outline-level="1"><text:bookmark-start text:name="__RefHeading___Toc499977081"/>Diseño <text:bookmark-end text:name="__RefHeading___Toc499977081"/></text:h>
      <text:p text:style-name="P14"/>
      <text:h text:style-name="P61" text:outline-level="2"><text:bookmark-start text:name="__RefHeading__735_890138314"/><text:soft-page-break/>Diagrama de clases <text:s text:c="2"/><text:bookmark-end text:name="__RefHeading__735_890138314"/></text:h>
      <text:p text:style-name="P11"/>
      <text:p text:style-name="P12"/>
      <text:h text:style-name="P60" text:outline-level="2" text:is-list-header="true"><draw:frame draw:style-name="fr1" draw:name="Imagen1" text:anchor-type="paragraph" svg:width="11.042cm" svg:height="7.773cm" draw:z-index="2"><draw:image xlink:href="Pictures/200000090000332A0000263F7437E1491E190F2A.svm" xlink:type="simple" xlink:show="embed" xlink:actuate="onLoad"/></draw:frame></text:h>
      <text:h text:style-name="P60" text:outline-level="2"><text:bookmark-start text:name="__RefHeading__737_890138314"/><text:span text:style-name="T31">Diagrama de secuencia <text:s/></text:span><text:bookmark-end text:name="__RefHeading__737_890138314"/></text:h>
      <text:p text:style-name="P10"><draw:frame draw:style-name="fr2" draw:name="gráficos2" text:anchor-type="paragraph" svg:width="13.215cm" svg:height="10.668cm" draw:z-index="0"><draw:image xlink:href="Pictures/2000000900003ED8000032C08114EE4093CD1EC6.svm" xlink:type="simple" xlink:show="embed" xlink:actuate="onLoad"/></draw:frame></text:p>
      <text:p text:style-name="P10"/>
      <text:h text:style-name="P61" text:outline-level="2"><text:bookmark-start text:name="__RefHeading__739_890138314"/><text:soft-page-break/>Diagrama de colaboración <text:s text:c="2"/><text:bookmark-end text:name="__RefHeading__739_890138314"/></text:h>
      <text:p text:style-name="P8"/>
      <text:p text:style-name="P8"/>
      <text:p text:style-name="P8"><draw:frame draw:style-name="fr3" draw:name="gráficos3" text:anchor-type="paragraph" svg:width="16.51cm" svg:height="3.055cm" draw:z-index="1"><draw:image xlink:href="Pictures/200000090000407F00000D3CCDFE5DCB821E2A3B.svm" xlink:type="simple" xlink:show="embed" xlink:actuate="onLoad"/></draw:frame></text:p>
      <text:p text:style-name="P8"/>
      <text:p text:style-name="P8"/>
      <text:p text:style-name="P8"/>
      <text:h text:style-name="P58" text:outline-level="1"><text:bookmark-start text:name="__RefHeading__741_890138314"/>Requerimientos Derivados<text:bookmark-end text:name="__RefHeading__741_890138314"/></text:h>
      <text:h text:style-name="P59" text:outline-level="1" text:is-list-header="true"><text:bookmark-start text:name="__RefHeading__743_890138314"/>No aplica.<text:bookmark-end text:name="__RefHeading__743_8901383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3" style:family="table-row">
      <style:table-row-properties style:min-row-height="0.536cm" fo:keep-together="auto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es" fo:country="ES"/>
    </style:style>
    <style:style style:name="MP7" style:family="paragraph" style:parent-style-name="Standard">
      <style:text-properties fo:language="es" fo:country="MX" style:language-complex="ar" style:country-complex="SA"/>
    </style:style>
    <style:style style:name="MP8" style:family="paragraph" style:parent-style-name="Standard">
      <style:text-properties fo:language="es" fo:country="ES"/>
    </style:style>
    <style:style style:name="MP9" style:family="paragraph" style:parent-style-name="Header">
      <style:text-properties fo:language="es" fo:country="ES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11" style:family="paragraph" style:parent-style-name="Standard">
      <style:paragraph-properties fo:text-align="center" style:justify-single-word="false"/>
      <style:text-properties style:font-name="Symbol1" style:font-name-asian="Symbol1" style:font-name-complex="Symbol1"/>
    </style:style>
    <style:style style:name="MP12" style:family="paragraph" style:parent-style-name="Standard">
      <style:paragraph-properties fo:text-align="end" style:justify-single-word="false"/>
    </style:style>
    <style:style style:name="MP13" style:family="paragraph" style:parent-style-name="Footer">
      <style:text-properties style:font-name-asian="Symbol1" style:font-name-complex="Symbol1"/>
    </style:style>
    <style:style style:name="MT1" style:family="text">
      <style:text-properties fo:language="es" fo:country="ES" style:font-name-asian="Symbol1" style:font-name-complex="Symbol1"/>
    </style:style>
    <style:style style:name="MT2" style:family="text">
      <style:text-properties style:font-name-asian="Symbol1" style:font-name-complex="Symbol1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/>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Standard">SALE MASTER</text:p>
            </table:table-cell>
            <table:table-cell table:style-name="Table3.B1" office:value-type="string">
              <text:p text:style-name="MP6"><text:s text:c="2"/>Versión: <text:s text:c="10"/>2.0</text:p>
            </table:table-cell>
          </table:table-row>
          <table:table-row table:style-name="Table3.1">
            <table:table-cell table:style-name="Table3.A1" office:value-type="string">
              <text:p text:style-name="MP7">Especificación de Realización de Caso de Uso: Enviar paquete</text:p>
            </table:table-cell>
            <table:table-cell table:style-name="Table3.B1" office:value-type="string">
              <text:p text:style-name="MP8"><text:s text:c="2"/>Fecha: <text:s/>20/Junio/2017</text:p>
            </table:table-cell>
          </table:table-row>
          <table:table-row table:style-name="Table3.3">
            <table:table-cell table:style-name="Table3.B1" table:number-columns-spanned="2" office:value-type="string">
              <text:p text:style-name="MP8">ACU Enviar Paquete</text:p>
            </table:table-cell>
            <table:covered-table-cell/>
          </table:table-row>
        </table:table>
        <text:p text:style-name="MP9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/>
            </table:table-cell>
            <table:table-cell table:style-name="Table2.A1" office:value-type="string">
              <text:p text:style-name="MP11"/>
            </table:table-cell>
            <table:table-cell table:style-name="Table2.A1" office:value-type="string">
              <text:p text:style-name="MP12"><text:span text:style-name="MT1">Pag. </text:span><text:span text:style-name="Page_20_Number"><text:span text:style-name="MT2"><text:page-number text:select-page="current">5</text:page-number></text:span></text:span><text:span text:style-name="Page_20_Number"><text:span text:style-name="MT2"> </text:span></text:span></text:p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Realización de Caso de Uso: &lt;Nombre de Caso de Uso&gt;</dc:title>
    <dc:subject>&lt;Nombre proyecto&gt;</dc:subject>
    <meta:initial-creator>&lt;Autor&gt;</meta:initial-creator>
    <meta:creation-date>2000-11-14T10:23:00</meta:creation-date>
    <dc:date>2017-07-03T13:02:59.160000000</dc:date>
    <meta:print-date>2000-12-04T11:34:00</meta:print-date>
    <meta:editing-cycles>43</meta:editing-cycles>
    <meta:editing-duration>PT8H25M3S</meta:editing-duration>
    <meta:generator>LibreOffice/5.0.3.2$Windows_X86_64 LibreOffice_project/e5f16313668ac592c1bfb310f4390624e3dbfb75</meta:generator>
    <meta:document-statistic meta:table-count="3" meta:image-count="3" meta:object-count="0" meta:page-count="5" meta:paragraph-count="80" meta:word-count="391" meta:character-count="2392" meta:non-whitespace-character-count="2065"/>
  </office:meta>
</office:document-meta>
</file>